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73743280">
          <text:insertion>
            <office:change-info>
              <dc:creator>Gauthier Bastien</dc:creator>
              <dc:date>2012-02-17T13:15:00</dc:date>
            </office:change-info>
          </text:insertion>
        </text:changed-region>
        <text:changed-region text:id="ct173742664">
          <text:insertion>
            <office:change-info>
              <dc:creator>Gauthier Bastien</dc:creator>
              <dc:date>2012-02-17T13:15:00</dc:date>
            </office:change-info>
          </text:insertion>
        </text:changed-region>
        <text:changed-region text:id="ct173743056">
          <text:insertion>
            <office:change-info>
              <dc:creator>Gauthier Bastien</dc:creator>
              <dc:date>2012-02-17T13:15:00</dc:date>
            </office:change-info>
          </text:insertion>
        </text:changed-region>
        <text:changed-region text:id="ct173818704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73818896">
          <text:insertion>
            <office:change-info>
              <dc:creator>Gauthier Bastien</dc:creator>
              <dc:date>2012-02-17T11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I. COMMISSION SPECIALE</text:p>
      <text:p text:style-name="P2">(<text:change-start text:change-id="ct173743280"/>self.utranslate("weekday_%s" % self.getPreMeetingDate_7().aDay().lower(), domain="plonelocales")<text:change-end text:change-id="ct173743280"/> <text:change-start text:change-id="ct173742664"/>tool.formatDate(self.getPreMeetingDate_7(), withHour=True)<text:change-end text:change-id="ct173742664"/>, <text:change-start text:change-id="ct173743056"/>self.getPreMeetingPlace_7()<text:change-end text:change-id="ct173743056"/>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1"><office:annotation><dc:creator>Gauthier Bastien</dc:creator><dc:date>2012-02-14T16:41:11</dc:date><text:p text:style-name="P5"><text:span text:style-name="T2">do row for item in self.adapted().getPrintableItems(itemUids, categories=['commission-speciale',], renumber=True)</text:span></text:p></office:annotation></text:span><text:change-start text:change-id="ct173818704"/><text:span text:style-name="T1">item[0]</text:span><text:change-end text:change-id="ct173818704"/><text:span text:style-name="T1">. </text:span><text:change-start text:change-id="ct173818896"/><text:span text:style-name="T1">item[1].Title()</text:span><text:change-end text:change-id="ct173818896"/></text:p>
            <text:p text:style-name="Standard"/>
            <text:p text:style-name="Standard"><office:annotation><dc:creator>Gauthier Bastien</dc:creator><dc:date>2012-02-15T15:26:52</dc:date><text:p text:style-name="P6"><text:span text:style-name="T2">do text</text:span></text:p><text:p text:style-name="P6"><text:span text:style-name="T2">from xhtml(item[1].Description())</text:span></text:p></office:annotation>Note explicative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27T10:50:21</dc:date>
    <dc:creator>Gauthier Bastien</dc:creator>
    <meta:editing-duration>PT03H29M35S</meta:editing-duration>
    <meta:editing-cycles>54</meta:editing-cycles>
    <meta:generator>OpenOffice.org/3.1$Linux OpenOffice.org_project/310m19$Build-9420</meta:generator>
    <meta:document-statistic meta:table-count="1" meta:image-count="0" meta:object-count="0" meta:page-count="1" meta:paragraph-count="5" meta:word-count="15" meta:character-count="253"/>
  </office:meta>
</office:document-meta>
</file>